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kajal_test]&gt; create table person(name varchar(45),age int);</text:p>
      <text:p text:style-name="Standard">Query OK, 0 rows affected (0.257 sec)</text:p>
      <text:p text:style-name="Standard"/>
      <text:p text:style-name="Standard">MariaDB [kajal_test]&gt; insert into person values('mathew',25),('mark',20);</text:p>
      <text:p text:style-name="Standard">Query OK, 2 rows affected (0.076 sec)</text:p>
      <text:p text:style-name="Standard">Records: 2 <text:s/>Duplicates: 0 <text:s/>Warnings: 0</text:p>
      <text:p text:style-name="Standard"/>
      <text:p text:style-name="Standard">MariaDB [kajal_test]&gt; delimiter //</text:p>
      <text:p text:style-name="Standard">MariaDB [kajal_test]&gt; create trigger person_bu before update</text:p>
      <text:p text:style-name="Standard"><text:s text:c="4"/>-&gt; on person</text:p>
      <text:p text:style-name="Standard"><text:s text:c="4"/>-&gt; for each row</text:p>
      <text:p text:style-name="Standard"><text:s text:c="4"/>-&gt; if new.age&lt;18 then</text:p>
      <text:p text:style-name="Standard"><text:s text:c="4"/>-&gt; signal sqlstate '5002' set message_text='person must be older than 18';</text:p>
      <text:p text:style-name="Standard"><text:s text:c="4"/>-&gt; end if; //</text:p>
      <text:p text:style-name="Standard"/>
      <text:p text:style-name="Standard">MariaDB [kajal_test]&gt; create trigger person_bu before update on person for each row if new.age&lt;18 then signal sqlstate '50002' set message_text='person must be older than 18'; end if;//</text:p>
      <text:p text:style-name="Standard">Query OK, 0 rows affected (0.09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0:11:54.122833433</meta:creation-date>
    <meta:generator>LibreOffice/6.0.7.3$Linux_X86_64 LibreOffice_project/00m0$Build-3</meta:generator>
    <dc:date>2021-11-17T10:19:56.126277720</dc:date>
    <meta:editing-duration>PT8M2S</meta:editing-duration>
    <meta:editing-cycles>1</meta:editing-cycles>
    <meta:document-statistic meta:table-count="0" meta:image-count="0" meta:object-count="0" meta:page-count="1" meta:paragraph-count="14" meta:word-count="104" meta:character-count="724" meta:non-whitespace-character-count="612"/>
  </office:meta>
</office:document-meta>
</file>